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cd7c" officeooo:paragraph-rsid="0011cd7c"/>
    </style:style>
    <style:style style:name="P2" style:family="paragraph" style:parent-style-name="Heading_20_1">
      <style:text-properties officeooo:rsid="0011cd7c" officeooo:paragraph-rsid="0011cd7c"/>
    </style:style>
    <style:style style:name="P3" style:family="paragraph" style:parent-style-name="Heading_20_1">
      <style:text-properties officeooo:rsid="001e66b2" officeooo:paragraph-rsid="001e66b2"/>
    </style:style>
    <style:style style:name="P4" style:family="paragraph" style:parent-style-name="Heading_20_2">
      <style:text-properties officeooo:rsid="00143cf4" officeooo:paragraph-rsid="00143cf4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officeooo:rsid="0011cd7c" officeooo:paragraph-rsid="0011cd7c"/>
    </style:style>
    <style:style style:name="P7" style:family="paragraph" style:parent-style-name="Text_20_body" style:list-style-name="L2">
      <style:text-properties officeooo:rsid="0011cd7c" officeooo:paragraph-rsid="0011cd7c"/>
    </style:style>
    <style:style style:name="P8" style:family="paragraph" style:parent-style-name="Text_20_body" style:list-style-name="L3">
      <style:text-properties officeooo:rsid="00143cf4" officeooo:paragraph-rsid="00143cf4"/>
    </style:style>
    <style:style style:name="P9" style:family="paragraph" style:parent-style-name="Text_20_body" style:list-style-name="L3">
      <style:text-properties officeooo:rsid="0015cb73" officeooo:paragraph-rsid="0015cb73"/>
    </style:style>
    <style:style style:name="P10" style:family="paragraph" style:parent-style-name="Text_20_body" style:list-style-name="L3">
      <style:text-properties officeooo:rsid="001a55d8" officeooo:paragraph-rsid="001a55d8"/>
    </style:style>
    <style:style style:name="P11" style:family="paragraph" style:parent-style-name="Text_20_body" style:list-style-name="L3">
      <style:text-properties officeooo:rsid="0018ba6a" officeooo:paragraph-rsid="0018ba6a"/>
    </style:style>
    <style:style style:name="P12" style:family="paragraph" style:parent-style-name="Text_20_body" style:list-style-name="L4">
      <style:text-properties officeooo:rsid="00205f81" officeooo:paragraph-rsid="00205f81"/>
    </style:style>
    <style:style style:name="P13" style:family="paragraph" style:parent-style-name="Text_20_body" style:list-style-name="L4">
      <style:text-properties officeooo:rsid="00228d6e" officeooo:paragraph-rsid="00228d6e"/>
    </style:style>
    <style:style style:name="P14" style:family="paragraph" style:parent-style-name="Text_20_body" style:list-style-name="L4">
      <style:text-properties officeooo:rsid="0022aae2" officeooo:paragraph-rsid="0022aae2"/>
    </style:style>
    <style:style style:name="P15" style:family="paragraph" style:parent-style-name="Text_20_body" style:list-style-name="L4">
      <style:text-properties officeooo:rsid="002473ae" officeooo:paragraph-rsid="002473ae"/>
    </style:style>
    <style:style style:name="P16" style:family="paragraph" style:parent-style-name="Text_20_body">
      <style:text-properties officeooo:rsid="0025dd96" officeooo:paragraph-rsid="0025dd96"/>
    </style:style>
    <style:style style:name="P17" style:family="paragraph" style:parent-style-name="Text_20_body" style:list-style-name="L4">
      <style:text-properties officeooo:rsid="00281179" officeooo:paragraph-rsid="00281179"/>
    </style:style>
    <style:style style:name="P18" style:family="paragraph" style:parent-style-name="Text_20_body" style:list-style-name="L5">
      <style:text-properties officeooo:rsid="0028bdbf" officeooo:paragraph-rsid="0028bdbf"/>
    </style:style>
    <style:style style:name="P19" style:family="paragraph" style:parent-style-name="Text_20_body" style:list-style-name="L6">
      <style:text-properties officeooo:rsid="0028bdbf" officeooo:paragraph-rsid="0028bdbf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755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55d8"/>
    </style:style>
    <style:style style:name="T4" style:family="text">
      <style:text-properties officeooo:rsid="00228d6e"/>
    </style:style>
    <style:style style:name="T5" style:family="text">
      <style:text-properties style:font-name="Liberation Sans1" fo:font-size="18pt" fo:font-weight="bold" officeooo:rsid="00228d6e" style:font-name-asian="Noto Sans CJK SC" style:font-size-asian="18pt" style:font-weight-asian="bold" style:font-name-complex="Lohit Devanagari1" style:font-size-complex="18pt" style:font-weight-complex="bold"/>
    </style:style>
    <style:style style:name="T6" style:family="text">
      <style:text-properties officeooo:rsid="0022aae2"/>
    </style:style>
    <style:style style:name="T7" style:family="text">
      <style:text-properties officeooo:rsid="002473ae"/>
    </style:style>
    <style:style style:name="T8" style:family="text">
      <style:text-properties officeooo:rsid="0028b670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75cm" fo:min-width="3.498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75cm" fo:min-width="3.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748cm" fo:min-width="3.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666666" draw:marker-start="" draw:marker-start-width="0.199cm" draw:marker-start-center="false" draw:marker-end="Pontas_20_das_20_setas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0" draw:name="DrawObject1" draw:style-name="gr1"><draw:custom-shape draw:name="Forma1" draw:style-name="gr2" draw:text-style-name="P21" svg:width="4cm" svg:height="2.001cm" svg:x="0cm" svg:y="0.05cm"><text:p text:style-name="P20"><text:span text:style-name="T9">Catálogo</text:span></text:p><draw:enhanced-geometry svg:viewBox="0 0 21600 21600" draw:type="rectangle" draw:enhanced-path="M 0 0 L 21600 0 21600 21600 0 21600 0 0 Z N"/></draw:custom-shape><draw:custom-shape draw:name="Forma2" draw:style-name="gr2" draw:text-style-name="P21" svg:width="4cm" svg:height="2.001cm" svg:x="0cm" svg:y="3.8cm"><text:p text:style-name="P20"><text:span text:style-name="T9">Reservas</text:span></text:p><draw:enhanced-geometry svg:viewBox="0 0 21600 21600" draw:type="rectangle" draw:enhanced-path="M 0 0 L 21600 0 21600 21600 0 21600 0 0 Z N"/></draw:custom-shape><draw:custom-shape draw:name="Forma3" draw:style-name="gr3" draw:text-style-name="P21" svg:width="4.001cm" svg:height="2.001cm" svg:x="10.749cm" svg:y="5.8cm"><text:p text:style-name="P20"><text:span text:style-name="T9">Pagamento</text:span></text:p><draw:enhanced-geometry svg:viewBox="0 0 21600 21600" draw:mirror-vertical="false" draw:mirror-horizontal="false" draw:type="rectangle" draw:enhanced-path="M 0 0 L 21600 0 21600 21600 0 21600 0 0 Z N"/></draw:custom-shape><draw:custom-shape draw:name="Forma4" draw:style-name="gr3" draw:text-style-name="P21" svg:width="4.001cm" svg:height="2.001cm" svg:x="10.749cm" svg:y="2.8cm"><text:p text:style-name="P20"><text:span text:style-name="T9">Hotéis</text:span></text:p><draw:enhanced-geometry svg:viewBox="0 0 21600 21600" draw:mirror-vertical="false" draw:mirror-horizontal="false" draw:type="rectangle" draw:enhanced-path="M 0 0 L 21600 0 21600 21600 0 21600 0 0 Z N"/></draw:custom-shape><draw:custom-shape draw:name="Forma5" draw:style-name="gr4" draw:text-style-name="P21" svg:width="4.001cm" svg:height="1.999cm" svg:x="10.749cm" svg:y="-0.199cm"><text:p text:style-name="P20"><text:span text:style-name="T9">Passagens</text:span></text:p><draw:enhanced-geometry svg:viewBox="0 0 21600 21600" draw:mirror-vertical="false" draw:mirror-horizontal="false" draw:type="rectangle" draw:enhanced-path="M 0 0 L 21600 0 21600 21600 0 21600 0 0 Z N"/></draw:custom-shape><draw:line draw:name="Forma6" draw:style-name="gr5" draw:text-style-name="P22" svg:x1="4.249cm" svg:y1="1.05cm" svg:x2="10.499cm" svg:y2="0.8cm"><text:p/></draw:line><draw:line draw:name="Forma7" draw:style-name="gr5" draw:text-style-name="P22" svg:x1="4.249cm" svg:y1="1.05cm" svg:x2="10.499cm" svg:y2="3.55cm"><text:p/></draw:line><draw:line draw:name="Forma8" draw:style-name="gr5" draw:text-style-name="P22" svg:x1="4.249cm" svg:y1="5.05cm" svg:x2="10.499cm" svg:y2="6.8cm"><text:p/></draw:line><draw:line draw:name="Forma9" draw:style-name="gr5" draw:text-style-name="P22" svg:x1="4.249cm" svg:y1="4.3cm" svg:x2="10.499cm" svg:y2="4.05cm"><text:p/></draw:line><draw:line draw:name="Forma10" draw:style-name="gr5" draw:text-style-name="P22" svg:x1="4.249cm" svg:y1="4.3cm" svg:x2="10.499cm" svg:y2="1.05cm"><text:p/></draw:line><draw:custom-shape draw:name="Forma 1" draw:style-name="gr2" draw:text-style-name="P21" svg:width="4cm" svg:height="2.001cm" svg:x="0cm" svg:y="7.208cm"><text:p text:style-name="P20"><text:span text:style-name="T9">Clientes</text:span></text:p><draw:enhanced-geometry svg:viewBox="0 0 21600 21600" draw:type="rectangle" draw:enhanced-path="M 0 0 L 21600 0 21600 21600 0 21600 0 0 Z N"/></draw:custom-shap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/>
      <text:h text:style-name="Heading_20_1" text:outline-level="1">Catálogo</text:h>
      <text:list xml:id="list2560504189" text:style-name="L1">
        <text:list-item>
          <text:p text:style-name="P5">Atende as páginas de pesquisa</text:p>
        </text:list-item>
        <text:list-item>
          <text:p text:style-name="P6">Associa destinos aéreos com hotéis (combinações possíveis)</text:p>
        </text:list-item>
        <text:list-item>
          <text:p text:style-name="P6">Faz cache dos resultados vindos dos outros serviços</text:p>
        </text:list-item>
      </text:list>
      <text:h text:style-name="P2" text:outline-level="1">Reservas</text:h>
      <text:list xml:id="list647299451" text:style-name="L2">
        <text:list-item>
          <text:p text:style-name="P7">Atende as páginas de reserva: seleção de destinos, horários, hotéis, pagamento</text:p>
        </text:list-item>
        <text:list-item>
          <text:p text:style-name="P7">Não é sua intenção coordenar os passos da transação, isso é modelado como um SAGAS <text:span text:style-name="T1">coreografado pelos próprios </text:span>serviços de passagens, hotéis e de pagamentos</text:p>
        </text:list-item>
      </text:list>
      <text:h text:style-name="P4" text:outline-level="2">Um desafio</text:h>
      <text:list xml:id="list3486442416" text:style-name="L3">
        <text:list-item>
          <text:p text:style-name="P8">Usuário seleciona dia, horário e assento: Usuário &gt; Reservas (interface) &gt; Passagens (backend)</text:p>
        </text:list-item>
        <text:list-item>
          <text:p text:style-name="P8">A resposta demora para chegar e estoura o timeout</text:p>
        </text:list-item>
        <text:list-item>
          <text:p text:style-name="P8">Mas lá no serviço da ponta a coisa prossegue</text:p>
        </text:list-item>
        <text:list-item>
          <text:p text:style-name="P9">Quem capturou o erro tem que enviar a mensagem de cancelamento! <text:span text:style-name="T3">Por ex., se Reservas toma um timeout de Passagens.</text:span></text:p>
        </text:list-item>
        <text:list-item>
          <text:p text:style-name="P10">Já com o front é mais complicado em caso de perda de conexão, por exemplo. Simplesmente sem resposta, ele não deve continuar, e a requisição que teve sucesso no backend deve expirar e morrer de alguma forma (a menos que tenha sido a finalização, aí só notificar por e-mail, etc.).</text:p>
        </text:list-item>
        <text:list-item>
          <text:p text:style-name="P11"><text:soft-page-break/>Eu (<text:span text:style-name="T2">Dêrço</text:span>) gosto de resolver da seguinte forma: modelo tudo simples, forço o problema e penso o que cada parte pode fazer. Evito antecipação.</text:p>
        </text:list-item>
      </text:list>
      <text:h text:style-name="P3" text:outline-level="1">Passagens <text:span text:style-name="T4">e Hot</text:span><text:span text:style-name="T5">éis</text:span></text:h>
      <text:list xml:id="list3339913845" text:style-name="L4">
        <text:list-item>
          <text:p text:style-name="P12">Seleção de <text:span text:style-name="T4">voo, </text:span>hotel, quarto, horário<text:span text:style-name="T4">s</text:span>: pré-reserva por X minutos</text:p>
        </text:list-item>
        <text:list-item>
          <text:p text:style-name="P12">Mudança de seleção: libera a pré-reserva e realiza outra</text:p>
        </text:list-item>
        <text:list-item>
          <text:p text:style-name="P12">Cancelamento de pré-reserva: acionado em <text:span text:style-name="T6">caso de</text:span> timeout (tempo para realizar toda a transação)…</text:p>
        </text:list-item>
        <text:list-item>
          <text:p text:style-name="P12">Confirmação de uma pré-reserva</text:p>
        </text:list-item>
        <text:list-item>
          <text:p text:style-name="P12">Cancelamento <text:span text:style-name="T6">de reserva confirmada</text:span>: em caso de erro ou timeout em algum serviço (exceto timeout no último, sem que tenha levantado erro)</text:p>
        </text:list-item>
      </text:list>
      <text:h text:style-name="Heading_20_2" text:outline-level="2">Mensagens</text:h>
      <text:list xml:id="list224314206213072" text:continue-numbering="true" text:style-name="L4">
        <text:list-item>
          <text:p text:style-name="P13">Pré-reserva: muda o estado do <text:span text:style-name="T6">item (assento no voo/quarto do hotel no dia/horário)</text:span></text:p>
          <text:list>
            <text:list-item>
              <text:p text:style-name="P14">Possivelmente cancelando uma pré-reserva anterior feita, em caso de edição</text:p>
            </text:list-item>
            <text:list-item>
              <text:p text:style-name="P14">A partir da pré-reserva do primeiro item deve ser agendado um evento de timeout</text:p>
            </text:list-item>
          </text:list>
        </text:list-item>
        <text:list-item>
          <text:p text:style-name="P14">Confirmação: também muda o estado, agora está efetivamente reservado e o timeout não pode mais ter efeito. <text:span text:style-name="T7">Dispara um comando de confirmação para o próximo serviço na cadeia, segundo o SAGAS. Em caso de erro, ao invés, dispara um comando de cancelamento para o item anterior.</text:span></text:p>
          <text:list>
            <text:list-item>
              <text:p text:style-name="P15">O item tem que estar no estado de pré-reserva!</text:p>
            </text:list-item>
          </text:list>
        </text:list-item>
        <text:list-item>
          <text:p text:style-name="P15">Cancelamento: reverte uma confirmação feita anteriormente e repassa a ordem para trás na cadeia, segundo o SAGAS. <text:span text:style-name="T8">Os itens podem continuar em pré-reserva.</text:span></text:p>
        </text:list-item>
        <text:list-item>
          <text:p text:style-name="P17">Timeout: cancela uma pré-reserva. Nada deve fazer com uma reserva confirmada (idealmente o timeout deve ser cancelado, mas vai que…!)</text:p>
        </text:list-item>
      </text:list>
      <text:p text:style-name="P16">Aqui já salta aos olhos a dificuldade de inserir ou remover etapas na cadeia…</text:p>
      <text:h text:style-name="Heading_20_1" text:outline-level="1">Pagamentos</text:h>
      <text:list xml:id="list3045704438" text:style-name="L6">
        <text:list-item>
          <text:p text:style-name="P19">Interage com os sistemas de pagamento</text:p>
        </text:list-item>
      </text:list>
      <text:h text:style-name="Heading_20_2" text:outline-level="2">Mensagens</text:h>
      <text:list xml:id="list3663343436" text:style-name="L5">
        <text:list-item>
          <text:p text:style-name="P18">Confirmação: dispara uma requisição para um sistema de pagamento externo.</text:p>
        </text:list-item>
      </text:list>
      <text:h text:style-name="Heading_20_2" text:outline-level="2">Mensagens externas dos sistemas de pagamento</text:h>
      <text:list xml:id="list224314510155768" text:continue-numbering="true" text:style-name="L5">
        <text:list-item>
          <text:p text:style-name="P18">Confirmação (de um sistema de pagamento externo): deve disparar as confirmações em cadeia, iniciando o processo SAGAS.</text:p>
        </text:list-item>
        <text:list-item>
          <text:p text:style-name="P18"><text:soft-page-break/>Erro no pagamento: deve disparar um cancelamento para a etapa anterior, iniciando o processo SAGAS de reversão.</text:p>
        </text:list-item>
      </text:list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Pontas_20_das_20_setas_20_2" draw:display-name="Pontas das setas 2" svg:viewBox="0 0 1131 754" svg:d="M566 0l-566 754 114-85 136-68 148-46 161-17 161 13 153 46 140 68 118 89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1T19:26:51.407425763</meta:creation-date>
    <dc:date>2023-04-22T22:41:07.971044926</dc:date>
    <meta:editing-duration>PT1H31M52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3" meta:paragraph-count="36" meta:word-count="482" meta:character-count="2880" meta:non-whitespace-character-count="2461"/>
  </office:meta>
</office:document-meta>
</file>